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7e11" officeooo:paragraph-rsid="00017e11"/>
    </style:style>
    <style:style style:name="P2" style:family="paragraph" style:parent-style-name="Standard">
      <style:text-properties fo:font-style="italic" fo:font-weight="bold" officeooo:rsid="00017e11" officeooo:paragraph-rsid="00017e11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tyle="italic" fo:text-shadow="none" fo:font-weight="bold" officeooo:rsid="00017e11" officeooo:paragraph-rsid="00017e11" style:font-style-asian="italic" style:font-weight-asian="bold" style:font-style-complex="italic" style:font-weight-complex="bold"/>
    </style:style>
    <style:style style:name="P4" style:family="paragraph" style:parent-style-name="Preformatted_20_Text">
      <style:text-properties officeooo:rsid="00017e11" officeooo:paragraph-rsid="00017e11"/>
    </style:style>
    <style:style style:name="P5" style:family="paragraph" style:parent-style-name="Preformatted_20_Text">
      <style:text-properties fo:font-variant="normal" fo:text-transform="none" fo:color="#222222" style:font-name="Source Code Pro" fo:font-size="10.5pt" fo:letter-spacing="normal" fo:font-style="normal" fo:font-weight="normal" officeooo:rsid="00017e11" officeooo:paragraph-rsid="00017e11"/>
    </style:style>
    <style:style style:name="T1" style:family="text">
      <style:text-properties fo:font-variant="normal" fo:text-transform="none" fo:color="#222222" style:font-name="Source Code Pro" fo:font-size="10.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ando para el curso</text:p>
      <text:p text:style-name="P1"/>
      <text:p text:style-name="P2">Iniciar mogoDB:</text:p>
      <text:p text:style-name="P5">sudo service mongod start</text:p>
      <text:p text:style-name="P1"/>
      <text:p text:style-name="P2">y para pararlo:</text:p>
      <text:p text:style-name="P4"><text:span text:style-name="T1">sudo service mongod stop</text:span></text:p>
      <text:p text:style-name="P1"/>
      <text:p text:style-name="P3">Iniciar nodeJs:</text:p>
      <text:p text:style-name="P1">node &lt;Nombre del archivo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x </meta:initial-creator>
    <meta:creation-date>2015-12-25T12:57:34.589894435</meta:creation-date>
    <dc:date>2015-12-25T13:00:37.071562345</dc:date>
    <dc:creator>Felix </dc:creator>
    <meta:editing-duration>PT3M4S</meta:editing-duration>
    <meta:editing-cycles>1</meta:editing-cycles>
    <meta:document-statistic meta:table-count="0" meta:image-count="0" meta:object-count="0" meta:page-count="1" meta:paragraph-count="7" meta:word-count="23" meta:character-count="140" meta:non-whitespace-character-count="124"/>
    <meta:generator>LibreOffice/5.0.3.2$Linux_X86_64 LibreOffice_project/00m0$Build-2</meta:generator>
  </office:meta>
</office:document-meta>
</file>